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break-before="page"/>
      <style:text-properties fo:letter-spacing="0.071cm" fo:font-weight="bold" style:font-size-asian="10.5pt" style:font-weight-asian="bold" style:font-weight-complex="bold"/>
    </style:style>
    <style:style style:name="P2" style:family="paragraph" style:parent-style-name="Text_20_body">
      <style:paragraph-properties fo:line-height="150%" fo:break-before="page"/>
      <style:text-properties fo:letter-spacing="0.071cm" fo:font-style="italic" style:font-size-asian="10.5pt" style:font-style-asian="italic" style:font-style-complex="italic"/>
    </style:style>
    <style:style style:name="P3" style:family="paragraph" style:parent-style-name="Text_20_body">
      <style:paragraph-properties fo:line-height="150%" fo:break-before="page"/>
      <style:text-properties style:font-name="Arial" fo:letter-spacing="0.071cm" style:font-size-asian="10.5pt"/>
    </style:style>
    <style:style style:name="P4" style:family="paragraph" style:parent-style-name="Text_20_body">
      <style:paragraph-properties fo:line-height="150%" fo:break-before="page"/>
      <style:text-properties style:font-name="Arial" fo:letter-spacing="0.071cm" fo:font-weight="bold" style:font-size-asian="10.5pt" style:font-weight-asian="bold" style:font-weight-complex="bold"/>
    </style:style>
    <style:style style:name="P5" style:family="paragraph" style:parent-style-name="Text_20_body">
      <style:paragraph-properties fo:line-height="150%"/>
      <style:text-properties style:font-name="Times New Roman" fo:font-size="10pt" fo:letter-spacing="0.071cm" fo:font-style="normal" style:font-size-asian="8.75pt" style:font-style-asian="normal" style:font-size-complex="10pt" style:font-style-complex="normal"/>
    </style:style>
    <style:style style:name="P6" style:family="paragraph" style:parent-style-name="Text_20_body">
      <style:paragraph-properties fo:line-height="150%"/>
      <style:text-properties style:font-name="Arial" fo:font-size="10pt" fo:letter-spacing="0.071cm" fo:font-style="normal" style:font-size-asian="8.75pt" style:font-style-asian="normal" style:font-size-complex="10pt" style:font-style-complex="normal"/>
    </style:style>
    <style:style style:name="P7" style:family="paragraph" style:parent-style-name="Text_20_body">
      <style:paragraph-properties fo:line-height="150%" fo:break-before="page"/>
      <style:text-properties style:font-name="Times New Roman" fo:font-size="10pt" fo:letter-spacing="0.071cm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8" style:family="paragraph" style:parent-style-name="Text_20_body">
      <style:paragraph-properties fo:line-height="150%" fo:break-before="page"/>
      <style:text-properties style:font-name="Times New Roman" fo:font-size="10pt" fo:letter-spacing="0.071cm" fo:font-style="italic" style:font-size-asian="8.75pt" style:font-style-asian="italic" style:font-size-complex="10pt" style:font-style-complex="italic"/>
    </style:style>
    <style:style style:name="P9" style:family="paragraph" style:parent-style-name="Text_20_body">
      <style:paragraph-properties fo:line-height="150%" fo:break-before="page"/>
      <style:text-properties style:font-name="Arial" fo:font-size="10pt" fo:letter-spacing="0.071cm" fo:font-style="normal" style:font-size-asian="8.75pt" style:font-style-asian="normal" style:font-size-complex="10pt" style:font-style-complex="normal"/>
    </style:style>
    <style:style style:name="P10" style:family="paragraph" style:parent-style-name="Text_20_body">
      <style:paragraph-properties fo:line-height="150%" fo:break-before="page"/>
      <style:text-properties style:font-name="Arial" fo:font-size="10pt" fo:letter-spacing="0.071cm" fo:font-style="normal" fo:font-weight="bold" style:font-size-asian="8.75pt" style:font-style-asian="normal" style:font-weight-asian="bold" style:font-size-complex="10pt" style:font-style-complex="normal" style:font-weight-complex="bold"/>
    </style:style>
    <style:style style:name="P11" style:family="paragraph" style:parent-style-name="Text_20_body">
      <style:paragraph-properties fo:line-height="150%" fo:break-before="page"/>
      <style:text-properties style:font-name="Arial" fo:font-size="10pt" fo:letter-spacing="0.071cm" fo:font-style="italic" style:font-size-asian="8.75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aăâbc! Ădefgh# Âiîjkl$ Bmnopq% Crsștț&amp; Duvwxy' Ezaăâb( Fcdefg) Ghiîjk* Hlmnop+ Iqrsșt, Îțuvwx- Jyzaăâ. Kbcdef/ Lghiîj: Mklmno; Npqrsș&lt; Otțuvw= Pxyzaă&gt; Qâbcde? Rfghiî[ Sjklmn] Șopqrs^ Tștțuv{ Țwxyza} Uăâbcd„ Vefghi” Wîjklm— Xnopqr! Ysștțu# Zvwxyz$ Aaăâbc% Ădefgh&amp; Âiîjkl' Bmnopq( Crsștț) Duvwxy* Ezaăâb+ Fcdefg, Ghiîjk- Hlmnop. Iqrsșt/ Îțuvwx: Jyzaăâ; Kbcdef&lt; Lghiîj= Mklmno&gt; Npqrsș? Otțuvw[ Pxyzaă] Qâbcde^ Rfghiî{ Sjklmn} Șopqrs„ Tștțuv” Țwxyza— Uăâbcd! Vefghi# Wîjklm$ Xnopqr% Ysștțu&amp; Zvwxyz' Aaăâbc( Ădefgh) Âiîjkl* Bmnopq+ Crsștț, Duvwxy- Ezaăâb. Fcdefg/ Ghiîjk: Hlmnop; Iqrsșt&lt; Îțuvwx= Jyzaăâ&gt; Kbcdef? Lghiîj[ Mklmno] Npqrsș^ Otțuvw{ Pxyzaă} Qâbcde„ Rfghiî” Sjklmn— Șopqrs! Tștțuv# Țwxyza$ Uăâbcd% Vefghi&amp; Wîjklm' Xnopqr( Ysștțu) Zvwxyz* Aaăâbc+ Ădefgh, Âiîjkl- Bmnopq. Crsștț/ Duvwxy: Ezaăâb; Fcdefg&lt; Ghiîjk= Hlmnop&gt; Iqrsșt? Îțuvwx[ Jyzaăâ] Kbcdef^ Lghiîj{ Mklmno} Npqrsș„ Otțuvw” Pxyzaă— Qâbcde! Rfghiî# Sjklmn$ Șopqrs% Tștțuv&amp; Țwxyza' Uăâbcd( Vefghi) Wîjklm* Xnopqr+ Ysștțu, Zvwxyz- Aaăâbc. Ădefgh/ Âiîjkl: Bmnopq; Crsștț&lt; Duvwxy= Ezaăâb&gt; Fcdefg? Ghiîjk[ Hlmnop] Iqrsșt^ Îțuvwx{ Jyzaăâ} Kbcdef„ Lghiîj” Mklmno— Npqrsș! Otțuvw# Pxyzaă$ Qâbcde% Rfghiî&amp; Sjklmn' Șopqrs( Tștțuv) Țwxyza* Uăâbcd+ Vefghi, Wîjklm- Xnopqr. Ysștțu/ Zvwxyz: 96368,58 64154,42 143337,67 837681,38 534121,15 275303,31 879889,22 886434,43 295300,19 30675,55 315391,50 57454,75 698088,38 265676,59 274035,51 658294,55 730161,0 135849,99 120219,31 719137,41</text:p>
      <text:p text:style-name="P5"/>
      <text:p text:style-name="P7">Aaăâbc! Ădefgh# Âiîjkl$ Bmnopq% Crsștț&amp; Duvwxy' Ezaăâb( Fcdefg) Ghiîjk* Hlmnop+ Iqrsșt, Îțuvwx- Jyzaăâ. Kbcdef/ Lghiîj: Mklmno; Npqrsș&lt; Otțuvw= Pxyzaă&gt; Qâbcde? Rfghiî[ Sjklmn] Șopqrs^ Tștțuv{ Țwxyza} Uăâbcd„ Vefghi” Wîjklm— Xnopqr! Ysștțu# Zvwxyz$ Aaăâbc% Ădefgh&amp; Âiîjkl' Bmnopq( Crsștț) Duvwxy* Ezaăâb+ Fcdefg, Ghiîjk- Hlmnop. Iqrsșt/ Îțuvwx: Jyzaăâ; Kbcdef&lt; Lghiîj= Mklmno&gt; Npqrsș? Otțuvw[ Pxyzaă] Qâbcde^ Rfghiî{ Sjklmn} Șopqrs„ Tștțuv” Țwxyza— Uăâbcd! Vefghi# Wîjklm$ Xnopqr% Ysștțu&amp; Zvwxyz' Aaăâbc( Ădefgh) Âiîjkl* Bmnopq+ Crsștț, Duvwxy- Ezaăâb. Fcdefg/ Ghiîjk: Hlmnop; Iqrsșt&lt; Îțuvwx= Jyzaăâ&gt; Kbcdef? Lghiîj[ Mklmno] Npqrsș^ Otțuvw{ Pxyzaă} Qâbcde„ Rfghiî” Sjklmn— Șopqrs! Tștțuv# Țwxyza$ Uăâbcd% Vefghi&amp; Wîjklm' Xnopqr( Ysștțu) Zvwxyz* Aaăâbc+ Ădefgh, Âiîjkl- Bmnopq. Crsștț/ Duvwxy: Ezaăâb; Fcdefg&lt; Ghiîjk= Hlmnop&gt; Iqrsșt? Îțuvwx[ Jyzaăâ] Kbcdef^ Lghiîj{ Mklmno} Npqrsș„ Otțuvw” Pxyzaă— Qâbcde! Rfghiî# Sjklmn$ Șopqrs% Tștțuv&amp; Țwxyza' Uăâbcd( Vefghi) Wîjklm* Xnopqr+ Ysștțu, Zvwxyz- Aaăâbc. Ădefgh/ Âiîjkl: Bmnopq; Crsștț&lt; Duvwxy= Ezaăâb&gt; Fcdefg? Ghiîjk[ Hlmnop] Iqrsșt^ Îțuvwx{ Jyzaăâ} Kbcdef„ Lghiîj” Mklmno— Npqrsș! Otțuvw# Pxyzaă$ Qâbcde% Rfghiî&amp; Sjklmn' Șopqrs( Tștțuv) Țwxyza* Uăâbcd+ Vefghi, Wîjklm- Xnopqr. Ysștțu/ Zvwxyz: 96368,58 64154,42 143337,67 837681,38 534121,15 275303,31 879889,22 886434,43 295300,19 30675,55 315391,50 57454,75 698088,38 265676,59 274035,51 658294,55 730161,0 135849,99 120219,31 719137,41</text:p>
      <text:p text:style-name="P5"/>
      <text:p text:style-name="P8">Aaăâbc! Ădefgh# Âiîjkl$ Bmnopq% Crsștț&amp; Duvwxy' Ezaăâb( Fcdefg) Ghiîjk* Hlmnop+ Iqrsșt, Îțuvwx- Jyzaăâ. Kbcdef/ Lghiîj: Mklmno; Npqrsș&lt; Otțuvw= Pxyzaă&gt; Qâbcde? Rfghiî[ Sjklmn] Șopqrs^ Tștțuv{ Țwxyza} Uăâbcd„ Vefghi” Wîjklm— Xnopqr! Ysștțu# Zvwxyz$ Aaăâbc% Ădefgh&amp; Âiîjkl' Bmnopq( Crsștț) Duvwxy* Ezaăâb+ Fcdefg, Ghiîjk- Hlmnop. Iqrsșt/ Îțuvwx: Jyzaăâ; Kbcdef&lt; Lghiîj= Mklmno&gt; Npqrsș? Otțuvw[ Pxyzaă] Qâbcde^ Rfghiî{ Sjklmn} Șopqrs„ Tștțuv” Țwxyza— Uăâbcd! Vefghi# Wîjklm$ Xnopqr% Ysștțu&amp; Zvwxyz' Aaăâbc( Ădefgh) Âiîjkl* Bmnopq+ Crsștț, Duvwxy- Ezaăâb. Fcdefg/ Ghiîjk: Hlmnop; Iqrsșt&lt; Îțuvwx= Jyzaăâ&gt; Kbcdef? Lghiîj[ Mklmno] Npqrsș^ Otțuvw{ Pxyzaă} Qâbcde„ Rfghiî” Sjklmn— Șopqrs! Tștțuv# Țwxyza$ Uăâbcd% Vefghi&amp; Wîjklm' Xnopqr( Ysștțu) Zvwxyz* Aaăâbc+ Ădefgh, Âiîjkl- Bmnopq. Crsștț/ Duvwxy: Ezaăâb; Fcdefg&lt; Ghiîjk= Hlmnop&gt; Iqrsșt? Îțuvwx[ Jyzaăâ] Kbcdef^ Lghiîj{ Mklmno} Npqrsș„ Otțuvw” Pxyzaă— Qâbcde! Rfghiî# Sjklmn$ Șopqrs% Tștțuv&amp; Țwxyza' Uăâbcd( Vefghi) Wîjklm* Xnopqr+ Ysștțu, Zvwxyz- Aaăâbc. Ădefgh/ Âiîjkl: Bmnopq; Crsștț&lt; Duvwxy= Ezaăâb&gt; Fcdefg? Ghiîjk[ Hlmnop] Iqrsșt^ Îțuvwx{ Jyzaăâ} Kbcdef„ Lghiîj” Mklmno— Npqrsș! Otțuvw# Pxyzaă$ Qâbcde% Rfghiî&amp; Sjklmn' Șopqrs( Tștțuv) Țwxyza* Uăâbcd+ Vefghi, Wîjklm- Xnopqr. Ysștțu/ Zvwxyz: 96368,58 64154,42 143337,67 837681,38 534121,15 275303,31 879889,22 886434,43 295300,19 30675,55 315391,50 57454,75 698088,38 265676,59 274035,51 658294,55 730161,0 135849,99 120219,31 719137,41</text:p>
      <text:p text:style-name="P5"/>
      <text:p text:style-name="P9">Aaăâbc! Ădefgh# Âiîjkl$ Bmnopq% Crsștț&amp; Duvwxy' Ezaăâb( Fcdefg) Ghiîjk* Hlmnop+ Iqrsșt, Îțuvwx- Jyzaăâ. Kbcdef/ Lghiîj: Mklmno; Npqrsș&lt; Otțuvw= Pxyzaă&gt; Qâbcde? Rfghiî[ Sjklmn] Șopqrs^ Tștțuv{ Țwxyza} Uăâbcd„ Vefghi” Wîjklm— Xnopqr! Ysștțu# Zvwxyz$ Aaăâbc% Ădefgh&amp; Âiîjkl' Bmnopq( Crsștț) Duvwxy* Ezaăâb+ Fcdefg, Ghiîjk- Hlmnop. Iqrsșt/ Îțuvwx: Jyzaăâ; Kbcdef&lt; Lghiîj= Mklmno&gt; Npqrsș? Otțuvw[ Pxyzaă] Qâbcde^ Rfghiî{ Sjklmn} Șopqrs„ Tștțuv” Țwxyza— Uăâbcd! Vefghi# Wîjklm$ Xnopqr% Ysștțu&amp; Zvwxyz' Aaăâbc( Ădefgh) Âiîjkl* Bmnopq+ Crsștț, Duvwxy- Ezaăâb. Fcdefg/ Ghiîjk: Hlmnop; Iqrsșt&lt; Îțuvwx= Jyzaăâ&gt; Kbcdef? Lghiîj[ Mklmno] Npqrsș^ Otțuvw{ Pxyzaă} Qâbcde„ Rfghiî” Sjklmn— Șopqrs! Tștțuv# Țwxyza$ Uăâbcd% Vefghi&amp; Wîjklm' Xnopqr( Ysștțu) Zvwxyz* Aaăâbc+ Ădefgh, Âiîjkl- Bmnopq. Crsștț/ Duvwxy: Ezaăâb; Fcdefg&lt; Ghiîjk= Hlmnop&gt; Iqrsșt? Îțuvwx[ Jyzaăâ] Kbcdef^ Lghiîj{ Mklmno} Npqrsș„ Otțuvw” Pxyzaă— Qâbcde! Rfghiî# Sjklmn$ Șopqrs% Tștțuv&amp; Țwxyza' Uăâbcd( Vefghi) Wîjklm* Xnopqr+ Ysștțu, Zvwxyz- Aaăâbc. Ădefgh/ Âiîjkl: Bmnopq; Crsștț&lt; Duvwxy= Ezaăâb&gt; Fcdefg? Ghiîjk[ Hlmnop] Iqrsșt^ Îțuvwx{ Jyzaăâ} Kbcdef„ Lghiîj” Mklmno— Npqrsș! Otțuvw# Pxyzaă$ Qâbcde% Rfghiî&amp; Sjklmn' Șopqrs( Tștțuv) Țwxyza* Uăâbcd+ Vefghi, Wîjklm- Xnopqr. Ysștțu/ Zvwxyz: 96368,58 64154,42 143337,67 837681,38 534121,15 275303,31 879889,22 886434,43 295300,19 30675,55 315391,50 57454,75 698088,38 265676,59 274035,51 658294,55 730161,0 135849,99 120219,31 719137,41</text:p>
      <text:p text:style-name="P6"/>
      <text:p text:style-name="P10">Aaăâbc! Ădefgh# Âiîjkl$ Bmnopq% Crsștț&amp; Duvwxy' Ezaăâb( Fcdefg) Ghiîjk* Hlmnop+ Iqrsșt, Îțuvwx- Jyzaăâ. Kbcdef/ Lghiîj: Mklmno; Npqrsș&lt; Otțuvw= Pxyzaă&gt; Qâbcde? Rfghiî[ Sjklmn] Șopqrs^ Tștțuv{ Țwxyza} Uăâbcd„ Vefghi” Wîjklm— Xnopqr! Ysștțu# Zvwxyz$ Aaăâbc% Ădefgh&amp; Âiîjkl' Bmnopq( Crsștț) Duvwxy* Ezaăâb+ Fcdefg, Ghiîjk- Hlmnop. Iqrsșt/ Îțuvwx: Jyzaăâ; Kbcdef&lt; Lghiîj= Mklmno&gt; Npqrsș? Otțuvw[ Pxyzaă] Qâbcde^ Rfghiî{ Sjklmn} Șopqrs„ Tștțuv” Țwxyza— Uăâbcd! Vefghi# Wîjklm$ Xnopqr% Ysștțu&amp; Zvwxyz' Aaăâbc( Ădefgh) Âiîjkl* Bmnopq+ Crsștț, Duvwxy- Ezaăâb. Fcdefg/ Ghiîjk: Hlmnop; Iqrsșt&lt; Îțuvwx= Jyzaăâ&gt; Kbcdef? Lghiîj[ Mklmno] Npqrsș^ Otțuvw{ Pxyzaă} Qâbcde„ Rfghiî” Sjklmn— Șopqrs! Tștțuv# Țwxyza$ Uăâbcd% Vefghi&amp; Wîjklm' Xnopqr( Ysștțu) Zvwxyz* Aaăâbc+ Ădefgh, Âiîjkl- Bmnopq. Crsștț/ Duvwxy: Ezaăâb; Fcdefg&lt; Ghiîjk= Hlmnop&gt; Iqrsșt? Îțuvwx[ Jyzaăâ] Kbcdef^ Lghiîj{ Mklmno} Npqrsș„ Otțuvw” Pxyzaă— Qâbcde! Rfghiî# Sjklmn$ Șopqrs% Tștțuv&amp; Țwxyza' Uăâbcd( Vefghi) Wîjklm* Xnopqr+ Ysștțu, Zvwxyz- Aaăâbc. Ădefgh/ Âiîjkl: Bmnopq; Crsștț&lt; Duvwxy= Ezaăâb&gt; Fcdefg? Ghiîjk[ Hlmnop] Iqrsșt^ Îțuvwx{ Jyzaăâ} Kbcdef„ Lghiîj” Mklmno— Npqrsș! Otțuvw# Pxyzaă$ Qâbcde% Rfghiî&amp; Sjklmn' Șopqrs( Tștțuv) Țwxyza* Uăâbcd+ Vefghi, Wîjklm- Xnopqr. Ysștțu/ Zvwxyz: 96368,58 64154,42 143337,67 837681,38 534121,15 275303,31 879889,22 886434,43 295300,19 30675,55 315391,50 57454,75 698088,38 265676,59 274035,51 658294,55 730161,0 135849,99 120219,31 719137,41</text:p>
      <text:p text:style-name="P6"/>
      <text:p text:style-name="P11">Aaăâbc! Ădefgh# Âiîjkl$ Bmnopq% Crsștț&amp; Duvwxy' Ezaăâb( Fcdefg) Ghiîjk* Hlmnop+ Iqrsșt, Îțuvwx- Jyzaăâ. Kbcdef/ Lghiîj: Mklmno; Npqrsș&lt; Otțuvw= Pxyzaă&gt; Qâbcde? Rfghiî[ Sjklmn] Șopqrs^ Tștțuv{ Țwxyza} Uăâbcd„ Vefghi” Wîjklm— Xnopqr! Ysștțu# Zvwxyz$ Aaăâbc% Ădefgh&amp; Âiîjkl' Bmnopq( Crsștț) Duvwxy* Ezaăâb+ Fcdefg, Ghiîjk- Hlmnop. Iqrsșt/ Îțuvwx: Jyzaăâ; Kbcdef&lt; Lghiîj= Mklmno&gt; Npqrsș? Otțuvw[ Pxyzaă] Qâbcde^ Rfghiî{ Sjklmn} Șopqrs„ Tștțuv” Țwxyza— Uăâbcd! Vefghi# Wîjklm$ Xnopqr% Ysștțu&amp; Zvwxyz' Aaăâbc( Ădefgh) Âiîjkl* Bmnopq+ Crsștț, Duvwxy- Ezaăâb. Fcdefg/ Ghiîjk: Hlmnop; Iqrsșt&lt; Îțuvwx= Jyzaăâ&gt; Kbcdef? Lghiîj[ Mklmno] Npqrsș^ Otțuvw{ Pxyzaă} Qâbcde„ Rfghiî” Sjklmn— Șopqrs! Tștțuv# Țwxyza$ Uăâbcd% Vefghi&amp; Wîjklm' Xnopqr( Ysștțu) Zvwxyz* Aaăâbc+ Ădefgh, Âiîjkl- Bmnopq. Crsștț/ Duvwxy: Ezaăâb; Fcdefg&lt; Ghiîjk= Hlmnop&gt; Iqrsșt? Îțuvwx[ Jyzaăâ] Kbcdef^ Lghiîj{ Mklmno} Npqrsș„ Otțuvw” Pxyzaă— Qâbcde! Rfghiî# Sjklmn$ Șopqrs% Tștțuv&amp; Țwxyza' Uăâbcd( Vefghi) Wîjklm* Xnopqr+ Ysștțu, Zvwxyz- Aaăâbc. Ădefgh/ Âiîjkl: Bmnopq; Crsștț&lt; Duvwxy= Ezaăâb&gt; Fcdefg? Ghiîjk[ Hlmnop] Iqrsșt^ Îțuvwx{ Jyzaăâ} Kbcdef„ Lghiîj” Mklmno— Npqrsș! Otțuvw# Pxyzaă$ Qâbcde% Rfghiî&amp; Sjklmn' Șopqrs( Tștțuv) Țwxyza* Uăâbcd+ Vefghi, Wîjklm- Xnopqr. Ysștțu/ Zvwxyz: 96368,58 64154,42 143337,67 837681,38 534121,15 275303,31 879889,22 886434,43 295300,19 30675,55 315391,50 57454,75 698088,38 265676,59 274035,51 658294,55 730161,0 135849,99 120219,31 719137,41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talin Francu</meta:initial-creator>
    <meta:creation-date>2010-09-08T09:49:12</meta:creation-date>
    <dc:date>2010-09-13T13:59:25</dc:date>
    <dc:creator>Catalin Francu</dc:creator>
    <meta:editing-duration>PT00H54M06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6" meta:paragraph-count="6" meta:word-count="1050" meta:character-count="8604"/>
  </office:meta>
</office:document-meta>
</file>